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380081" text:style-name="L1">
        <text:list-header>
          <text:p text:style-name="P1">I) Jeu à un coup</text:p>
          <text:list>
            <text:list-item>
              <text:list>
                <text:list-item>
                  <text:p text:style-name="P1">Présentation des jeux impartiaux toi </text:p>
                  <text:list>
                    <text:list-item>
                      <text:p text:style-name="P1">Exemple du jeu de Nim moi</text:p>
                    </text:list-item>
                  </text:list>
                </text:list-item>
                <text:list-item>
                  <text:p text:style-name="P1">Solution à un coup </text:p>
                  <text:list>
                    <text:list-item>
                      <text:p text:style-name="P1">Le nim classique moi</text:p>
                    </text:list-item>
                    <text:list-item>
                      <text:p text:style-name="P1">Théorie générale toi</text:p>
                    </text:list-item>
                  </text:list>
                </text:list-item>
                <text:list-item>
                  <text:p text:style-name="P1">Solution à k coup</text:p>
                  <text:list>
                    <text:list-item>
                      <text:p text:style-name="P1">Le Nimk moi </text:p>
                    </text:list-item>
                    <text:list-item>
                      <text:p text:style-name="P1">généralisation moi</text:p>
                    </text:list-item>
                  </text:list>
                </text:list-item>
              </text:list>
            </text:list-item>
          </text:list>
        </text:list-header>
      </text:list>
      <text:p text:style-name="Standard"><text:tab/>II) Les one ligne</text:p>
      <text:list xml:id="list30378484" text:style-name="L2">
        <text:list-item>
          <text:list>
            <text:list-item>
              <text:list>
                <text:list-item>
                  <text:p text:style-name="P2">Présentation toi</text:p>
                </text:list-item>
                <text:list-item>
                  <text:p text:style-name="P2">Algorithme des positions perdantes moi</text:p>
                </text:list-item>
                <text:list-item>
                  <text:p text:style-name="P2">Algorithme des nimbers toi</text:p>
                </text:list-item>
                <text:list-item>
                  <text:p text:style-name="P2">Preuve de la périodicité toi</text:p>
                </text:list-item>
                <text:list-item>
                  <text:p text:style-name="P2">Périodicité à 2 coups moi</text:p>
                </text:list-item>
                <text:list-item>
                  <text:p text:style-name="P2">Si on a trouvé : conjecturer moi</text:p>
                </text:list-item>
                <text:list-item>
                  <text:p text:style-name="P2">Algorithme de recherche toi</text:p>
                </text:list-item>
              </text:list>
            </text:list-item>
          </text:list>
        </text:list-item>
      </text:list>
      <text:p text:style-name="Standard"><text:tab/>III ) Conclusion :</text:p>
      <text:list xml:id="list30396834" text:style-name="L3">
        <text:list-item>
          <text:list>
            <text:list-item>
              <text:list>
                <text:list-item>
                  <text:p text:style-name="P3">d'autres jeux impartiaux</text:p>
                </text:list-item>
              </text:list>
            </text:list-item>
          </text:list>
        </text:list-item>
      </text:list>
      <text:list xml:id="list30402484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Le solution élégante du jeu de whytoff toi</text:p>
                        </text:list-item>
                        <text:list-item>
                          <text:p text:style-name="P4">Le chocol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Références : </text:p>
      <text:list xml:id="list3037449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TIPE de Antoine Taveneaux,</text:p>
                        </text:list-item>
                        <text:list-item>
                          <text:p text:style-name="P5">Pour la Science n°?, article de J.P. Delahaye</text:p>
                        </text:list-item>
                        <text:list-item>
                          <text:p text:style-name="P5">Problem Solving Strategies, de Arthur Engel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4M01S</meta:editing-duration>
    <meta:editing-cycles>5</meta:editing-cycles>
    <meta:generator>OpenOffice.org/3.2$Win32 OpenOffice.org_project/320m12$Build-9483</meta:generator>
    <dc:date>2010-06-14T13:37:58</dc:date>
    <dc:creator>Nicolas Klarsfeld</dc:creator>
    <meta:document-statistic meta:table-count="0" meta:image-count="0" meta:object-count="0" meta:page-count="1" meta:paragraph-count="25" meta:word-count="130" meta:character-count="657"/>
    <meta:user-defined meta:name="Info 1"/>
    <meta:user-defined meta:name="Info 2"/>
    <meta:user-defined meta:name="Info 3"/>
    <meta:user-defined meta:name="Info 4"/>
  </office:meta>
</office:document-meta>
</file>